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E0000005501F9D1D4D39C72EA5.png" manifest:media-type="image/png"/>
  <manifest:file-entry manifest:full-path="Pictures/1000020100000CE4000009F6E7CE240F412EC5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paragraph" svg:x="0cm" svg:y="0cm" svg:width="17cm" svg:height="13.136cm" draw:z-index="0"><draw:image xlink:href="Pictures/1000020100000CE4000009F6E7CE240F412EC50D.png" xlink:type="simple" xlink:show="embed" xlink:actuate="onLoad" loext:mime-type="image/png"/></draw:frame><draw:frame draw:style-name="fr1" draw:name="Figura2" text:anchor-type="paragraph" svg:x="0cm" svg:y="12.277cm" svg:width="17cm" svg:height="13.136cm" draw:z-index="1"><draw:image xlink:href="Pictures/10000201000006E0000005501F9D1D4D39C72E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1T15:24:06.766000000</meta:creation-date>
    <dc:date>2019-12-11T15:25:19.432000000</dc:date>
    <meta:editing-duration>PT1M1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3.3.2$Windows_X86_64 LibreOffice_project/a64200df03143b798afd1ec74a12ab50359878ed</meta:generator>
  </office:meta>
</office:document-meta>
</file>